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properties fo:font-size="16pt" fo:font-weight="bold" officeooo:paragraph-rsid="0005544c" style:font-size-asian="14pt" style:font-weight-asian="bold" style:font-size-complex="16pt" style:font-weight-complex="bold"/>
    </style:style>
    <style:style style:name="P2" style:family="paragraph" style:parent-style-name="Standard">
      <style:paragraph-properties fo:text-align="start" style:justify-single-word="false"/>
      <style:text-properties fo:font-size="16pt" fo:font-weight="bold" officeooo:paragraph-rsid="00067baf" style:font-size-asian="14pt" style:font-weight-asian="bold" style:font-size-complex="16pt" style:font-weight-complex="bold"/>
    </style:style>
    <style:style style:name="P3" style:family="paragraph" style:parent-style-name="Standard">
      <style:paragraph-properties fo:text-align="start" style:justify-single-word="false"/>
      <style:text-properties fo:font-size="12pt" fo:font-style="italic" fo:font-weight="normal" officeooo:paragraph-rsid="001653bf" style:font-size-asian="10.5pt" style:font-style-asian="italic" style:font-weight-asian="normal" style:font-size-complex="12pt" style:font-style-complex="italic" style:font-weight-complex="normal"/>
    </style:style>
    <style:style style:name="P4" style:family="paragraph" style:parent-style-name="Standard">
      <style:paragraph-properties fo:text-align="start" style:justify-single-word="false"/>
      <style:text-properties fo:font-size="20pt" fo:font-weight="bold" officeooo:rsid="000c623f" officeooo:paragraph-rsid="000c623f" style:font-size-asian="17.5pt" style:font-weight-asian="bold" style:font-size-complex="20pt" style:font-weight-complex="bold"/>
    </style:style>
    <style:style style:name="P5" style:family="paragraph" style:parent-style-name="Standard">
      <style:paragraph-properties fo:text-align="start" style:justify-single-word="false"/>
      <style:text-properties fo:font-size="20pt" fo:font-weight="bold" officeooo:rsid="0005544c" officeooo:paragraph-rsid="0005544c" style:font-size-asian="17.5pt" style:font-weight-asian="bold" style:font-size-complex="20pt" style:font-weight-complex="bold"/>
    </style:style>
    <style:style style:name="P6" style:family="paragraph" style:parent-style-name="Standard">
      <style:paragraph-properties fo:text-align="start" style:justify-single-word="false"/>
      <style:text-properties fo:font-size="20pt" fo:font-weight="bold" officeooo:rsid="000de3f0" officeooo:paragraph-rsid="000de3f0" style:font-size-asian="17.5pt" style:font-weight-asian="bold" style:font-size-complex="20pt" style:font-weight-complex="bold"/>
    </style:style>
    <style:style style:name="P7" style:family="paragraph" style:parent-style-name="Standard" style:list-style-name="L9">
      <style:paragraph-properties fo:text-align="start" style:justify-single-word="false"/>
      <style:text-properties fo:font-size="20pt" fo:font-weight="bold" officeooo:paragraph-rsid="000fcbe2" style:font-size-asian="17.5pt" style:font-weight-asian="bold" style:font-size-complex="20pt" style:font-weight-complex="bold"/>
    </style:style>
    <style:style style:name="P8" style:family="paragraph" style:parent-style-name="Standard" style:list-style-name="L9">
      <style:paragraph-properties fo:text-align="start" style:justify-single-word="false"/>
      <style:text-properties fo:font-size="20pt" fo:font-weight="bold" officeooo:paragraph-rsid="001275a0" style:font-size-asian="17.5pt" style:font-weight-asian="bold" style:font-size-complex="20pt" style:font-weight-complex="bold"/>
    </style:style>
    <style:style style:name="P9" style:family="paragraph" style:parent-style-name="Standard">
      <style:paragraph-properties fo:text-align="start" style:justify-single-word="false"/>
      <style:text-properties fo:font-size="20pt" fo:font-weight="bold" officeooo:rsid="00100284" officeooo:paragraph-rsid="001b4847" style:font-size-asian="17.5pt" style:font-weight-asian="bold" style:font-size-complex="20pt" style:font-weight-complex="bold"/>
    </style:style>
    <style:style style:name="P10" style:family="paragraph" style:parent-style-name="Standard">
      <style:paragraph-properties fo:text-align="start" style:justify-single-word="false"/>
      <style:text-properties fo:font-size="12pt" fo:font-weight="normal" officeooo:rsid="000c623f" officeooo:paragraph-rsid="000c623f"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05544c" officeooo:paragraph-rsid="0005544c" style:font-size-asian="10.5pt" style:font-weight-asian="normal" style:font-size-complex="12pt" style:font-weight-complex="normal"/>
    </style:style>
    <style:style style:name="P12" style:family="paragraph" style:parent-style-name="Standard" style:list-style-name="L1">
      <style:paragraph-properties fo:text-align="start" style:justify-single-word="false"/>
      <style:text-properties fo:font-size="12pt" fo:font-weight="normal" officeooo:rsid="0005544c" officeooo:paragraph-rsid="0005544c"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05544c" officeooo:paragraph-rsid="00067baf" style:font-size-asian="10.5pt" style:font-weight-asian="normal" style:font-size-complex="12pt" style:font-weight-complex="normal"/>
    </style:style>
    <style:style style:name="P14" style:family="paragraph" style:parent-style-name="Standard" style:list-style-name="L2">
      <style:paragraph-properties fo:text-align="start" style:justify-single-word="false"/>
      <style:text-properties fo:font-size="12pt" fo:font-weight="normal" officeooo:rsid="00067baf" officeooo:paragraph-rsid="00067baf"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067baf" officeooo:paragraph-rsid="00067baf" style:font-size-asian="10.5pt" style:font-weight-asian="normal" style:font-size-complex="12pt" style:font-weight-complex="normal"/>
    </style:style>
    <style:style style:name="P16" style:family="paragraph" style:parent-style-name="Standard" style:list-style-name="L3">
      <style:paragraph-properties fo:text-align="start" style:justify-single-word="false"/>
      <style:text-properties fo:font-size="12pt" fo:font-weight="normal" officeooo:rsid="00067baf" officeooo:paragraph-rsid="00067baf" style:font-size-asian="10.5pt" style:font-weight-asian="normal" style:font-size-complex="12pt" style:font-weight-complex="normal"/>
    </style:style>
    <style:style style:name="P17" style:family="paragraph" style:parent-style-name="Standard" style:list-style-name="L4">
      <style:paragraph-properties fo:text-align="start" style:justify-single-word="false"/>
      <style:text-properties fo:font-size="12pt" fo:font-weight="normal" officeooo:rsid="00067baf" officeooo:paragraph-rsid="00067baf" style:font-size-asian="10.5pt" style:font-weight-asian="normal" style:font-size-complex="12pt" style:font-weight-complex="normal"/>
    </style:style>
    <style:style style:name="P18" style:family="paragraph" style:parent-style-name="Standard" style:list-style-name="L5">
      <style:paragraph-properties fo:text-align="start" style:justify-single-word="false"/>
      <style:text-properties fo:font-size="12pt" fo:font-weight="normal" officeooo:rsid="00067baf" officeooo:paragraph-rsid="00067baf" style:font-size-asian="10.5pt" style:font-weight-asian="normal" style:font-size-complex="12pt" style:font-weight-complex="normal"/>
    </style:style>
    <style:style style:name="P19" style:family="paragraph" style:parent-style-name="Standard" style:list-style-name="L5">
      <style:paragraph-properties fo:text-align="start" style:justify-single-word="false"/>
      <style:text-properties fo:font-size="12pt" fo:font-weight="normal" officeooo:rsid="0007f37e" officeooo:paragraph-rsid="0007f37e"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07f37e" officeooo:paragraph-rsid="0007f37e"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1653bf" officeooo:paragraph-rsid="001653bf" style:font-size-asian="10.5pt" style:font-weight-asian="normal" style:font-size-complex="12pt" style:font-weight-complex="normal"/>
    </style:style>
    <style:style style:name="P22" style:family="paragraph" style:parent-style-name="Standard" style:list-style-name="L6">
      <style:paragraph-properties fo:text-align="start" style:justify-single-word="false"/>
      <style:text-properties fo:font-size="12pt" fo:font-weight="normal" officeooo:rsid="001653bf" officeooo:paragraph-rsid="001653bf"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0de3f0" officeooo:paragraph-rsid="000de3f0" style:font-size-asian="10.5pt" style:font-weight-asian="normal" style:font-size-complex="12pt" style:font-weight-complex="normal"/>
    </style:style>
    <style:style style:name="P24" style:family="paragraph" style:parent-style-name="Standard" style:list-style-name="L9">
      <style:paragraph-properties fo:text-align="start" style:justify-single-word="false"/>
      <style:text-properties fo:font-size="12pt" fo:font-weight="normal" officeooo:rsid="000fcbe2" officeooo:paragraph-rsid="000fcbe2" style:font-size-asian="10.5pt" style:font-weight-asian="normal" style:font-size-complex="12pt" style:font-weight-complex="normal"/>
    </style:style>
    <style:style style:name="P25" style:family="paragraph" style:parent-style-name="Standard" style:list-style-name="L9">
      <style:paragraph-properties fo:text-align="start" style:justify-single-word="false"/>
      <style:text-properties fo:font-size="12pt" fo:font-weight="normal" officeooo:rsid="00100284" officeooo:paragraph-rsid="00100284"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100284" officeooo:paragraph-rsid="00100284"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bold" officeooo:rsid="0005544c" officeooo:paragraph-rsid="0005544c" style:font-size-asian="10.5pt" style:font-weight-asian="bold" style:font-size-complex="12pt" style:font-weight-complex="bold"/>
    </style:style>
    <style:style style:name="P28" style:family="paragraph" style:parent-style-name="Standard">
      <style:paragraph-properties fo:text-align="start" style:justify-single-word="false"/>
      <style:text-properties fo:font-size="12pt" fo:font-weight="bold" officeooo:rsid="000de3f0" officeooo:paragraph-rsid="000de3f0" style:font-size-asian="10.5pt" style:font-weight-asian="bold" style:font-size-complex="12pt" style:font-weight-complex="bold"/>
    </style:style>
    <style:style style:name="P29" style:family="paragraph" style:parent-style-name="Standard">
      <style:paragraph-properties fo:text-align="start" style:justify-single-word="false"/>
      <style:text-properties fo:font-size="12pt" fo:font-weight="bold" officeooo:rsid="00100284" officeooo:paragraph-rsid="001b4847" style:font-size-asian="10.5pt" style:font-weight-asian="bold" style:font-size-complex="12pt" style:font-weight-complex="bold"/>
    </style:style>
    <style:style style:name="P30" style:family="paragraph" style:parent-style-name="Standard">
      <style:paragraph-properties fo:text-align="start" style:justify-single-word="false"/>
      <style:text-properties fo:font-size="12pt" fo:font-style="italic" fo:font-weight="normal" officeooo:rsid="001653bf" officeooo:paragraph-rsid="001653bf" style:font-size-asian="10.5pt" style:font-style-asian="italic" style:font-weight-asian="normal" style:font-size-complex="12pt" style:font-style-complex="italic" style:font-weight-complex="normal"/>
    </style:style>
    <style:style style:name="P31" style:family="paragraph" style:parent-style-name="Standard">
      <style:paragraph-properties fo:text-align="start" style:justify-single-word="false"/>
      <style:text-properties fo:font-size="12pt" fo:font-style="italic" fo:font-weight="normal" officeooo:rsid="0017d743" officeooo:paragraph-rsid="0017d743" style:font-size-asian="10.5pt" style:font-style-asian="italic" style:font-weight-asian="normal" style:font-size-complex="12pt" style:font-style-complex="italic" style:font-weight-complex="normal"/>
    </style:style>
    <style:style style:name="P32" style:family="paragraph" style:parent-style-name="Standard">
      <style:paragraph-properties fo:text-align="start" style:justify-single-word="false"/>
      <style:text-properties fo:font-size="12pt" fo:font-style="italic" fo:font-weight="normal" officeooo:rsid="0011b995" officeooo:paragraph-rsid="0011b995" style:font-size-asian="10.5pt" style:font-style-asian="italic" style:font-weight-asian="normal" style:font-size-complex="12pt" style:font-style-complex="italic" style:font-weight-complex="normal"/>
    </style:style>
    <style:style style:name="P33" style:family="paragraph" style:parent-style-name="Standard">
      <style:paragraph-properties fo:text-align="start" style:justify-single-word="false"/>
      <style:text-properties fo:font-size="12pt" fo:font-style="italic" fo:font-weight="normal" officeooo:rsid="0019664a" officeooo:paragraph-rsid="001ae7be" style:font-size-asian="10.5pt" style:font-style-asian="italic" style:font-weight-asian="normal" style:font-size-complex="12pt" style:font-style-complex="italic" style:font-weight-complex="normal"/>
    </style:style>
    <style:style style:name="P34" style:family="paragraph" style:parent-style-name="Standard" style:list-style-name="L10">
      <style:paragraph-properties fo:text-align="start" style:justify-single-word="false"/>
      <style:text-properties fo:font-size="12pt" fo:font-style="italic" fo:font-weight="normal" officeooo:rsid="0019664a" officeooo:paragraph-rsid="001ae7be" style:font-size-asian="10.5pt" style:font-style-asian="italic" style:font-weight-asian="normal" style:font-size-complex="12pt" style:font-style-complex="italic" style:font-weight-complex="normal"/>
    </style:style>
    <style:style style:name="P35" style:family="paragraph" style:parent-style-name="Standard">
      <style:paragraph-properties fo:text-align="start" style:justify-single-word="false"/>
      <style:text-properties fo:font-size="12pt" fo:font-style="normal" fo:font-weight="normal" officeooo:rsid="0017d743" officeooo:paragraph-rsid="001653bf"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fo:font-size="12pt" fo:font-style="normal" fo:font-weight="normal" officeooo:rsid="0017d743" officeooo:paragraph-rsid="0017d743" style:font-size-asian="10.5pt" style:font-style-asian="normal" style:font-weight-asian="normal" style:font-size-complex="12pt" style:font-style-complex="normal" style:font-weight-complex="normal"/>
    </style:style>
    <style:style style:name="P37" style:family="paragraph" style:parent-style-name="Standard" style:list-style-name="L7">
      <style:paragraph-properties fo:text-align="start" style:justify-single-word="false"/>
      <style:text-properties fo:font-size="12pt" fo:font-style="normal" fo:font-weight="normal" officeooo:rsid="0017d743" officeooo:paragraph-rsid="0017d743" style:font-size-asian="10.5pt" style:font-style-asian="normal" style:font-weight-asian="normal" style:font-size-complex="12pt" style:font-style-complex="normal" style:font-weight-complex="normal"/>
    </style:style>
    <style:style style:name="P38" style:family="paragraph" style:parent-style-name="Standard" style:list-style-name="L8">
      <style:paragraph-properties fo:text-align="start" style:justify-single-word="false"/>
      <style:text-properties fo:font-size="12pt" fo:font-style="normal" fo:font-weight="normal" officeooo:rsid="0019664a" officeooo:paragraph-rsid="0019664a"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fo:font-size="12pt" fo:font-style="normal" fo:font-weight="normal" officeooo:rsid="0019664a" officeooo:paragraph-rsid="0019664a"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fo:font-size="16pt" fo:font-weight="bold" officeooo:rsid="0005544c" officeooo:paragraph-rsid="0005544c" style:font-size-asian="14pt" style:font-weight-asian="bold" style:font-size-complex="16pt" style:font-weight-complex="bold"/>
    </style:style>
    <style:style style:name="P41" style:family="paragraph" style:parent-style-name="Standard" style:list-style-name="L1">
      <style:paragraph-properties fo:text-align="start" style:justify-single-word="false"/>
      <style:text-properties fo:font-size="16pt" fo:font-weight="bold" officeooo:paragraph-rsid="0005544c" style:font-size-asian="14pt" style:font-weight-asian="bold" style:font-size-complex="16pt" style:font-weight-complex="bold"/>
    </style:style>
    <style:style style:name="P42" style:family="paragraph" style:parent-style-name="Standard" style:list-style-name="L2">
      <style:paragraph-properties fo:text-align="start" style:justify-single-word="false"/>
      <style:text-properties fo:font-size="16pt" fo:font-weight="bold" officeooo:paragraph-rsid="00067baf" style:font-size-asian="14pt" style:font-weight-asian="bold" style:font-size-complex="16pt" style:font-weight-complex="bold"/>
    </style:style>
    <style:style style:name="T1" style:family="text">
      <style:text-properties officeooo:rsid="0005544c"/>
    </style:style>
    <style:style style:name="T2" style:family="text">
      <style:text-properties fo:font-size="12pt" fo:font-weight="normal" officeooo:rsid="0005544c" style:font-size-asian="10.5pt" style:font-weight-asian="normal" style:font-size-complex="12pt" style:font-weight-complex="normal"/>
    </style:style>
    <style:style style:name="T3" style:family="text">
      <style:text-properties fo:font-size="12pt" fo:font-weight="normal" officeooo:rsid="00067baf" style:font-size-asian="10.5pt" style:font-weight-asian="normal" style:font-size-complex="12pt" style:font-weight-complex="normal"/>
    </style:style>
    <style:style style:name="T4" style:family="text">
      <style:text-properties fo:font-size="12pt" fo:font-weight="normal" officeooo:rsid="000b18c2" style:font-size-asian="10.5pt" style:font-weight-asian="normal" style:font-size-complex="12pt" style:font-weight-complex="normal"/>
    </style:style>
    <style:style style:name="T5" style:family="text">
      <style:text-properties fo:font-size="12pt" fo:font-weight="normal" officeooo:rsid="000fcbe2" style:font-size-asian="10.5pt" style:font-weight-asian="normal" style:font-size-complex="12pt" style:font-weight-complex="normal"/>
    </style:style>
    <style:style style:name="T6" style:family="text">
      <style:text-properties fo:font-size="12pt" fo:font-weight="normal" officeooo:rsid="001275a0" style:font-size-asian="10.5pt" style:font-weight-asian="normal" style:font-size-complex="12pt" style:font-weight-complex="normal"/>
    </style:style>
    <style:style style:name="T7" style:family="text">
      <style:text-properties fo:font-size="12pt" fo:font-weight="normal" officeooo:rsid="00144e44" style:font-size-asian="10.5pt" style:font-weight-asian="normal" style:font-size-complex="12pt" style:font-weight-complex="normal"/>
    </style:style>
    <style:style style:name="T8" style:family="text">
      <style:text-properties fo:font-size="12pt" fo:font-weight="normal" officeooo:rsid="00161244" style:font-size-asian="10.5pt" style:font-weight-asian="normal" style:font-size-complex="12pt" style:font-weight-complex="normal"/>
    </style:style>
    <style:style style:name="T9" style:family="text">
      <style:text-properties fo:font-size="12pt" fo:font-weight="normal" officeooo:rsid="001653bf" style:font-size-asian="10.5pt" style:font-weight-asian="normal" style:font-size-complex="12pt" style:font-weight-complex="normal"/>
    </style:style>
    <style:style style:name="T10" style:family="text">
      <style:text-properties officeooo:rsid="00067baf"/>
    </style:style>
    <style:style style:name="T11" style:family="text">
      <style:text-properties officeooo:rsid="001653bf"/>
    </style:style>
    <style:style style:name="T12" style:family="text">
      <style:text-properties officeooo:rsid="0017d743"/>
    </style:style>
    <style:style style:name="T13" style:family="text">
      <style:text-properties fo:font-style="normal" officeooo:rsid="001ae7be" style:font-style-asian="normal" style:font-style-complex="normal"/>
    </style:style>
    <style:style style:name="T14" style:family="text">
      <style:text-properties officeooo:rsid="001ae7be"/>
    </style:style>
    <style:style style:name="T15" style:family="text">
      <style:text-properties officeooo:rsid="001b4847"/>
    </style:style>
    <style:style style:name="T16" style:family="text">
      <style:text-properties fo:font-weight="normal" officeooo:rsid="001b4847"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Implementation</text:p>
      <text:p text:style-name="P10"/>
      <text:p text:style-name="P10">We did all of our programming in Python. For graphics, we used PyOpenGL, which is an OpenGL wrapper for Python. To render text, we used FTGL, an open source library that simplifies text rendering in OpenGL applications. Additionally, we used Blender to modify a model for our spacecraft.</text:p>
      <text:p text:style-name="P27"/>
      <text:p text:style-name="P5">Functional Requirements</text:p>
      <text:p text:style-name="P27"/>
      <text:p text:style-name="P40">High Priority (Implemented)</text:p>
      <text:p text:style-name="P11">Users should be able to:</text:p>
      <text:p text:style-name="P11"/>
      <text:list xml:id="list14069843021" text:style-name="L1">
        <text:list-item>
          <text:p text:style-name="P12">Fly the spaceship – Josh/Evan</text:p>
        </text:list-item>
        <text:list-item>
          <text:p text:style-name="P12">Rotate the spaceship 360 degrees - Evan</text:p>
        </text:list-item>
        <text:list-item>
          <text:p text:style-name="P41"><text:span text:style-name="T2">Change the speed of the spacecraft in all directions – Josh/</text:span><text:span text:style-name="T3">Evan</text:span></text:p>
        </text:list-item>
        <text:list-item>
          <text:p text:style-name="P12">Control the thrust of the main engine - Josh</text:p>
        </text:list-item>
        <text:list-item>
          <text:p text:style-name="P12">Visually see the speed and acceleration of the spacecraft - Evan</text:p>
        </text:list-item>
        <text:list-item>
          <text:p text:style-name="P41"><text:span text:style-name="T2">Control the craft with the keyboard – Josh/</text:span><text:span text:style-name="T4">Evan</text:span></text:p>
        </text:list-item>
        <text:list-item>
          <text:p text:style-name="P12">Adjust the camera with the mouse - Evan</text:p>
        </text:list-item>
        <text:list-item>
          <text:p text:style-name="P12">Pause the game to view controls – Josh</text:p>
        </text:list-item>
      </text:list>
      <text:p text:style-name="P11"/>
      <text:p text:style-name="P1"><text:span text:style-name="T10">Medium</text:span><text:span text:style-name="T1"> Priority (Implemented)</text:span></text:p>
      <text:p text:style-name="P11">Users should be able to:</text:p>
      <text:p text:style-name="P11"/>
      <text:list xml:id="list1269280922" text:style-name="L2">
        <text:list-item>
          <text:p text:style-name="P14">Avoid the gravitational pull of planets – Evan</text:p>
        </text:list-item>
        <text:list-item>
          <text:p text:style-name="P42"><text:span text:style-name="T3">Dodge or aim for space debris – Evan/</text:span><text:span text:style-name="T4">Josh</text:span></text:p>
        </text:list-item>
      </text:list>
      <text:p text:style-name="P15"/>
      <text:p text:style-name="P2"><text:span text:style-name="T10">Medium</text:span><text:span text:style-name="T1"> Priority (</text:span><text:span text:style-name="T10">Not </text:span><text:span text:style-name="T1">Implemented)</text:span></text:p>
      <text:p text:style-name="P13">Users should be able to:</text:p>
      <text:p text:style-name="P13"/>
      <text:list xml:id="list839812798" text:style-name="L3">
        <text:list-item>
          <text:p text:style-name="P16">Fly through rings that guide the ship into the orbit of a planet</text:p>
        </text:list-item>
      </text:list>
      <text:p text:style-name="P15"/>
      <text:p text:style-name="P2"><text:span text:style-name="T10">Low</text:span><text:span text:style-name="T1"> Priority (Implemented)</text:span></text:p>
      <text:p text:style-name="P13">Users should be able to:</text:p>
      <text:p text:style-name="P13"/>
      <text:list xml:id="list1512729150" text:style-name="L4">
        <text:list-item>
          <text:p text:style-name="P17">See the frame rate of the game – Evan</text:p>
        </text:list-item>
      </text:list>
      <text:p text:style-name="P15"/>
      <text:p text:style-name="P2"><text:span text:style-name="T10">Low</text:span><text:span text:style-name="T1"> Priority (</text:span><text:span text:style-name="T10">Not </text:span><text:span text:style-name="T1">Implemented)</text:span></text:p>
      <text:p text:style-name="P13">Users should be able to:</text:p>
      <text:p text:style-name="P13"/>
      <text:list xml:id="list1777928117" text:style-name="L5">
        <text:list-item>
          <text:p text:style-name="P18">Choose from different spacecraft with different attributes</text:p>
        </text:list-item>
        <text:list-item>
          <text:p text:style-name="P19">Configure the controls</text:p>
        </text:list-item>
      </text:list>
      <text:p text:style-name="P20"/>
      <text:p text:style-name="P6">Scenarios</text:p>
      <text:p text:style-name="P28"><text:soft-page-break/></text:p>
      <text:p text:style-name="P30">Control familiarization! A comprehensive walk-through of all of the directional controls used to pilot the ship. </text:p>
      <text:p text:style-name="P21"/>
      <text:p text:style-name="P21">Tasks:</text:p>
      <text:list xml:id="list1312808545" text:style-name="L6">
        <text:list-item>
          <text:p text:style-name="P22">Launch the game by typing “python spaceSimulator.py”</text:p>
        </text:list-item>
        <text:list-item>
          <text:p text:style-name="P22">Pause the game</text:p>
        </text:list-item>
        <text:list-item>
          <text:p text:style-name="P22">Review controls</text:p>
        </text:list-item>
        <text:list-item>
          <text:p text:style-name="P22">Resume game</text:p>
        </text:list-item>
        <text:list-item>
          <text:p text:style-name="P22">Accelerate the ship forward until the velocity vector reads at least 15.0</text:p>
        </text:list-item>
        <text:list-item>
          <text:p text:style-name="P22">Bring the ship to a stop</text:p>
        </text:list-item>
        <text:list-item>
          <text:p text:style-name="P22">Accelerate in the left direction until the velocity vector reads at least 15.0</text:p>
        </text:list-item>
        <text:list-item>
          <text:p text:style-name="P22">Bring the ship to a stop</text:p>
        </text:list-item>
        <text:list-item>
          <text:p text:style-name="P22">Repeat for ascend, roll left, and yaw left</text:p>
        </text:list-item>
        <text:list-item>
          <text:p text:style-name="P22">Exit the game</text:p>
        </text:list-item>
      </text:list>
      <text:p text:style-name="P21"/>
      <text:p text:style-name="P3"><text:span text:style-name="T11">Collision correction. You will begin a new gam</text:span><text:span text:style-name="T12">e, then attempt to fly into the planet that is orbiting the sun. After the collision, your ship will behave erratically, and you will need to fix it.</text:span></text:p>
      <text:p text:style-name="P35"/>
      <text:p text:style-name="P36">Tasks:</text:p>
      <text:list xml:id="list362179311" text:style-name="L7">
        <text:list-item>
          <text:p text:style-name="P37">Launch the game by typing “python spaceSimulator.py”</text:p>
        </text:list-item>
        <text:list-item>
          <text:p text:style-name="P37">Locate the planet by any means</text:p>
        </text:list-item>
        <text:list-item>
          <text:p text:style-name="P37">Pilot the ship into a collision course with the planet</text:p>
        </text:list-item>
        <text:list-item>
          <text:p text:style-name="P37">Collide with the planet</text:p>
        </text:list-item>
        <text:list-item>
          <text:p text:style-name="P37">Take note of the force vectors acting on the craft</text:p>
        </text:list-item>
        <text:list-item>
          <text:p text:style-name="P37">One direction at a time, bring the ship to a complete stop</text:p>
        </text:list-item>
        <text:list-item>
          <text:p text:style-name="P37">Exit the game</text:p>
        </text:list-item>
      </text:list>
      <text:p text:style-name="P36"/>
      <text:p text:style-name="P31">Orbital slingshot. Using the gravity of the planet and the moon, fly around the moon and let it “slingshot” you away.</text:p>
      <text:p text:style-name="P36"/>
      <text:p text:style-name="P36">Tasks:</text:p>
      <text:list xml:id="list1536452349" text:style-name="L8">
        <text:list-item>
          <text:p text:style-name="P38">Launch the game by typing “python spaceSimulator.py”</text:p>
        </text:list-item>
        <text:list-item>
          <text:p text:style-name="P38">Locate the planet and moon by any means</text:p>
        </text:list-item>
        <text:list-item>
          <text:p text:style-name="P38">Pilot the ship near the moon, aiming slightly away from it</text:p>
        </text:list-item>
        <text:list-item>
          <text:p text:style-name="P38">As you prepare to pass, ensure the moon is moving in a direction that is as close to perfectly opposite as your own as possible</text:p>
        </text:list-item>
        <text:list-item>
          <text:p text:style-name="P38">As you enter orbit of the moon, ensure you maintain a great enough speed to prevent being pulled into the surface</text:p>
        </text:list-item>
        <text:list-item>
          <text:p text:style-name="P38">Allow the moon's gravity to swing you around it</text:p>
        </text:list-item>
        <text:list-item>
          <text:p text:style-name="P38">As the direction of the ship becomes closer to that of the planet, note the increase in speed until the ship breaks orbit</text:p>
        </text:list-item>
        <text:list-item>
          <text:p text:style-name="P38">Exit the game</text:p>
        </text:list-item>
      </text:list>
      <text:p text:style-name="P39"/>
      <text:p text:style-name="P33"><text:span text:style-name="T14">Experiment! Time for some free-flying. Taking the controls you have learned, fly for 3-5 minutes. </text:span></text:p>
      <text:p text:style-name="P33"><text:span text:style-name="T13"/></text:p>
      <text:p text:style-name="P33"><text:span text:style-name="T13">Tasks:</text:span></text:p>
      <text:list xml:id="list2074740497" text:style-name="L10">
        <text:list-item>
          <text:p text:style-name="P34"><text:soft-page-break/><text:span text:style-name="T13">Launch the game by typing “python spaceSimulator.py”</text:span></text:p>
        </text:list-item>
        <text:list-item>
          <text:p text:style-name="P34"><text:span text:style-name="T13">For 3-5 minutes, practice using the controls</text:span></text:p>
        </text:list-item>
        <text:list-item>
          <text:p text:style-name="P34"><text:span text:style-name="T13">Attempt near-misses with the planet and moon</text:span></text:p>
        </text:list-item>
        <text:list-item>
          <text:p text:style-name="P34"><text:span text:style-name="T13">See how fast you can move the ship in multiple directions without losing control</text:span></text:p>
        </text:list-item>
        <text:list-item>
          <text:p text:style-name="P34"><text:span text:style-name="T13">See how long you can maintain orbit of the planet</text:span></text:p>
        </text:list-item>
      </text:list>
      <text:p text:style-name="P28"/>
      <text:p text:style-name="P32">You are ready to see the color changes due to acceleration and velocity of the particles. To do so, you will need to launch a different version of the game, “nebula.”</text:p>
      <text:p text:style-name="P23"/>
      <text:p text:style-name="P23">Tasks:</text:p>
      <text:list xml:id="list1595449548" text:style-name="L9">
        <text:list-item>
          <text:p text:style-name="P24">Launch the game by typing “python nebula.py”</text:p>
        </text:list-item>
        <text:list-item>
          <text:p text:style-name="P7"><text:span text:style-name="T9">R</text:span><text:span text:style-name="T5">otate the camera to view the front of the spacecraft head-on</text:span></text:p>
        </text:list-item>
        <text:list-item>
          <text:p text:style-name="P8"><text:span text:style-name="T9">Z</text:span><text:span text:style-name="T6">oom out until the ship takes up </text:span><text:span text:style-name="T7">1-2</text:span><text:span text:style-name="T6"> cm of the screen</text:span></text:p>
        </text:list-item>
        <text:list-item>
          <text:p text:style-name="P7"><text:span text:style-name="T9">A</text:span><text:span text:style-name="T5">ccelerate the spacecraft forward slowly</text:span></text:p>
        </text:list-item>
        <text:list-item>
          <text:p text:style-name="P7"><text:span text:style-name="T5">After the first collision, simultaneously accelerate the spacecraft forward </text:span><text:span text:style-name="T8">while ascending or descending</text:span></text:p>
        </text:list-item>
        <text:list-item>
          <text:p text:style-name="P24">Note the change in color of the particles</text:p>
        </text:list-item>
        <text:list-item>
          <text:p text:style-name="P25">Exit the game</text:p>
        </text:list-item>
      </text:list>
      <text:p text:style-name="P26"/>
      <text:p text:style-name="P9"><text:span text:style-name="T15">To Run</text:span></text:p>
      <text:p text:style-name="P29"><text:span text:style-name="T16"/></text:p>
      <text:p text:style-name="P29"><text:span text:style-name="T16">First and foremost, you will need a Debian version of Linux. Ubuntu and Linux Mint both work. All installation instructions are in README.md. To run the game itself, type “python spaceSimulator.py.” To view the incomplete nebula simulation, type “python nebula.p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h </meta:initial-creator>
    <meta:creation-date>2014-04-28T23:27:57</meta:creation-date>
    <dc:date>2014-04-29T08:51:13</dc:date>
    <dc:creator>Josh </dc:creator>
    <meta:editing-duration>PT8H22M31S</meta:editing-duration>
    <meta:editing-cycles>16</meta:editing-cycles>
    <meta:generator>LibreOffice/3.6$Linux_X86_64 LibreOffice_project/360m1$Build-2</meta:generator>
    <meta:document-statistic meta:table-count="0" meta:image-count="0" meta:object-count="0" meta:page-count="3" meta:paragraph-count="77" meta:word-count="750" meta:character-count="4093" meta:non-whitespace-character-count="3469"/>
  </office:meta>
</office:document-meta>
</file>